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6c15" officeooo:paragraph-rsid="001d6c1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6c15" officeooo:paragraph-rsid="001d6c1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d6c15" officeooo:paragraph-rsid="001d6c1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c15" officeooo:paragraph-rsid="001d6c1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6c15" officeooo:paragraph-rsid="001d6c1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01f69" officeooo:paragraph-rsid="00201f69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d6c15" officeooo:paragraph-rsid="001d6c15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201f6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 : HÔTEL 4 ELEMENTS</text:p>
      <text:p text:style-name="P3"/>
      <text:p text:style-name="P4"/>
      <text:p text:style-name="P2"><text:span text:style-name="T3">Trois pages réalisées</text:span><text:span text:style-name="T1"> : </text:span></text:p>
      <text:p text:style-name="P4"/>
      <text:p text:style-name="P4">Page d’accueil, page présentation d’un hôtel, page de confirmation de réservation.</text:p>
      <text:p text:style-name="P4"/>
      <text:p text:style-name="P4"/>
      <text:p text:style-name="P2"><text:span text:style-name="T3">Maquette</text:span><text:span text:style-name="T1"> : Page d’accueil en large et en small, page présentation d’un hôtel en large et page de confirmation en large.</text:span></text:p>
      <text:p text:style-name="P4"/>
      <text:p text:style-name="P4"/>
      <text:p text:style-name="P2"><text:span text:style-name="T3">Intégration</text:span><text:span text:style-name="T1"> : Page d’accueil en large et en small, page présentation d’un hôtel en large et en small et page de confirmation en large et en small.</text:span></text:p>
      <text:p text:style-name="P4"/>
      <text:p text:style-name="P4"/>
      <text:p text:style-name="P2"><text:span text:style-name="T3">Javascript </text:span><text:span text:style-name="T1">: Réalisation d’un slider </text:span><text:span text:style-name="T2">(maquette, intégration et javascript)</text:span></text:p>
      <text:p text:style-name="P2"><text:span text:style-name="T2"/></text:p>
      <text:p text:style-name="P2"><text:span text:style-name="T2"/></text:p>
      <text:p text:style-name="P6"><text:span text:style-name="T3">Proposition incomplète</text:span><text:span text:style-name="T1"> : </text:span><text:span text:style-name="T2">R</text:span><text:span text:style-name="T1">éalisation d’un assistant virtuel (maquette réalisée)</text:span></text:p>
      <text:p text:style-name="P3"/>
      <text:p text:style-name="P3"/>
      <text:p text:style-name="P2"><text:span text:style-name="T3">W3C Validator</text:span><text:span text:style-name="T1"> : </text:span></text:p>
      <text:p text:style-name="P4"/>
      <text:p text:style-name="P2"><text:a xlink:type="simple" xlink:href="https://validator.w3.org/nu/?doc=http%3A%2F%2Fmzimmermann.mywebecom.ovh%2Fsite-4-elements%2Findex.php" text:style-name="Internet_20_link" text:visited-style-name="Visited_20_Internet_20_Link"><text:span text:style-name="T1">https://validator.w3.org/nu/?doc=http%3A%2F%2Fmzimmermann.mywebecom.ovh%2Fsite-4-elements%2Findex.php</text:span></text:a></text:p>
      <text:p text:style-name="P4"/>
      <text:p text:style-name="P2"><text:a xlink:type="simple" xlink:href="https://validator.w3.org/nu/?doc=http%3A%2F%2Fmzimmermann.mywebecom.ovh%2Fsite-4-elements%2Fpage-hotel-terre.php" text:style-name="Internet_20_link" text:visited-style-name="Visited_20_Internet_20_Link"><text:span text:style-name="T1">https://validator.w3.org/nu/?doc=http%3A%2F%2Fmzimmermann.mywebecom.ovh%2Fsite-4-elements%2Fpage-hotel-terre.php</text:span></text:a></text:p>
      <text:p text:style-name="P4"/>
      <text:p text:style-name="P2"><text:a xlink:type="simple" xlink:href="https://validator.w3.org/nu/?doc=http%3A%2F%2Fmzimmermann.mywebecom.ovh%2Fsite-4-elements%2Fpage-confirmation.php" text:style-name="Internet_20_link" text:visited-style-name="Visited_20_Internet_20_Link"><text:span text:style-name="T1">https://validator.w3.org/nu/?doc=http%3A%2F%2Fmzimmermann.mywebecom.ovh%2Fsite-4-elements%2Fpage-confirmation.php</text:span></text:a></text:p>
      <text:p text:style-name="P4"/>
      <text:p text:style-name="P3"/>
      <text:p text:style-name="P2"><text:span text:style-name="T3">Sources d’inspiration</text:span><text:span text:style-name="T1"> : </text:span></text:p>
      <text:p text:style-name="P4"/>
      <text:p text:style-name="P2"><text:a xlink:type="simple" xlink:href="https://www.nidsdesvosges.com/?lang=en" text:style-name="Internet_20_link" text:visited-style-name="Visited_20_Internet_20_Link"><text:span text:style-name="T1">https://www.nidsdesvosges.com/?lang=en</text:span></text:a></text:p>
      <text:p text:style-name="P2"><text:a xlink:type="simple" xlink:href="https://www.hotelcancuch.com/fr" text:style-name="Internet_20_link" text:visited-style-name="Visited_20_Internet_20_Link"><text:span text:style-name="T1">https://www.hotelcancuch.com/fr</text:span></text:a></text:p>
      <text:p text:style-name="P2"><text:a xlink:type="simple" xlink:href="https://www.relaischateaux.com/fr/" text:style-name="Internet_20_link" text:visited-style-name="Visited_20_Internet_20_Link"><text:span text:style-name="T1">https://www.relaischateaux.com/fr/</text:span></text:a></text:p>
      <text:p text:style-name="P2"><text:a xlink:type="simple" xlink:href="https://www.victoriapalace.com/" text:style-name="Internet_20_link" text:visited-style-name="Visited_20_Internet_20_Link"><text:span text:style-name="T1">https://www.victoriapalace.com/</text:span></text:a></text:p>
      <text:p text:style-name="P2"><text:a xlink:type="simple" xlink:href="https://www.hotellutetia.com/" text:style-name="Internet_20_link" text:visited-style-name="Visited_20_Internet_20_Link"><text:span text:style-name="T1">https://www.hotellutetia.com/</text:span></text:a></text:p>
      <text:p text:style-name="P4"><text:a xlink:type="simple" xlink:href="https://www.altelis.com/moteur-reservation-hotel/" text:style-name="Internet_20_link" text:visited-style-name="Visited_20_Internet_20_Link">https://www.altelis.com/moteur-reservation-hotel/</text:a></text:p>
      <text:p text:style-name="P4"><text:a xlink:type="simple" xlink:href="https://www.travelplansinmomhands.com/article/can_a_hotel_cancel_a_confirmed_reservation" text:style-name="Internet_20_link" text:visited-style-name="Visited_20_Internet_20_Link">https://www.travelplansinmomhands.com/article/can_a_hotel_cancel_a_confirmed_reservation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5T14:57:32.198000000</meta:creation-date>
    <dc:date>2023-01-05T16:34:42.909000000</dc:date>
    <meta:editing-duration>PT22M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9" meta:word-count="102" meta:character-count="1216" meta:non-whitespace-character-count="1130"/>
  </office:meta>
</office:document-meta>
</file>